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0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1" style:family="paragraph" style:parent-style-name="Table_20_Contents">
      <style:text-properties fo:font-size="12pt" officeooo:rsid="001f20de" officeooo:paragraph-rsid="001f20de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1f2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4/<text:span text:style-name="T1">22</text:span> – 4/<text:span text:style-name="T1">26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10">Contents</text:p>
          </table:table-cell>
          <table:table-cell table:style-name="Table1.A2" office:value-type="string">
            <text:p text:style-name="P11">Derivatives in cases where y cannot be resolved as a function of x.</text:p>
            <text:p text:style-name="P11">Review chain rule to prepare for implicit differentiation.</text:p>
          </table:table-cell>
          <table:table-cell table:style-name="Table1.A2" office:value-type="string">
            <text:p text:style-name="P11">Implicit differentiation with respect to x. <text:s/>Extrema in two dimensions via vertical and horizontal slopes.</text:p>
          </table:table-cell>
          <table:table-cell table:style-name="Table1.A2" office:value-type="string">
            <text:p text:style-name="P11">Examples of implicit differentiation. <text:s/>Introduce parametric functions.</text:p>
          </table:table-cell>
          <table:table-cell table:style-name="Table1.A2" office:value-type="string">
            <text:p text:style-name="P11">Derivatives with respect to a parameter. <text:s/>Related rates applications.</text:p>
          </table:table-cell>
          <table:table-cell table:style-name="Table1.F2" office:value-type="string">
            <text:p text:style-name="P9"><text:s/><text:span text:style-name="T2">Related rates problems.</text:span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7">EOW assessment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8T12:41:41.027105521</dc:date>
    <meta:editing-duration>PT20M22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77" meta:character-count="560" meta:non-whitespace-character-count="485"/>
  </office:meta>
</office:document-meta>
</file>